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8db" officeooo:paragraph-rsid="001af8db"/>
    </style:style>
    <style:style style:name="P2" style:family="paragraph" style:parent-style-name="Standard">
      <style:text-properties officeooo:rsid="00091584" officeooo:paragraph-rsid="001af8db"/>
    </style:style>
    <style:style style:name="P3" style:family="paragraph" style:parent-style-name="Standard">
      <style:text-properties officeooo:rsid="00091584" officeooo:paragraph-rsid="001b6a72"/>
    </style:style>
    <style:style style:name="P4" style:family="paragraph" style:parent-style-name="Standard">
      <style:text-properties officeooo:rsid="00091584" officeooo:paragraph-rsid="001ccc54"/>
    </style:style>
    <style:style style:name="P5" style:family="paragraph" style:parent-style-name="Standard">
      <style:text-properties officeooo:rsid="00091584" officeooo:paragraph-rsid="001d39f9"/>
    </style:style>
    <style:style style:name="T1" style:family="text">
      <style:text-properties officeooo:rsid="001af8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:</text:p>
      <text:p text:style-name="P1"/>
      <text:p text:style-name="P1"><text:a xlink:type="simple" xlink:href="https://www.pythond.com/256/anadir-una-fila-a-pandas-dataframe.html" text:style-name="Internet_20_link" text:visited-style-name="Visited_20_Internet_20_Link">https://www.pythond.com/256/anadir-una-fila-a-pandas-dataframe.html</text:a> <text:s/>(visitada el 10 enero)</text:p>
      <text:p text:style-name="P1"/>
      <text:p text:style-name="P2"><text:a xlink:type="simple" xlink:href="https://riptutorial.com/es/pandas/example/18798/crear-un-dataframe-a-partir-de-una-lista-de-diccionarios" text:style-name="Internet_20_link" text:visited-style-name="Visited_20_Internet_20_Link">https://riptutorial.com/es/pandas/example/18798/crear-un-dataframe-a-partir-de-una-lista-de-diccionarios</text:a> <text:span text:style-name="T1">(visitada el 10 enero)</text:span></text:p>
      <text:p text:style-name="P1"/>
      <text:p text:style-name="P2"><text:a xlink:type="simple" xlink:href="http://fa.bianp.net/blog/2013/different-ways-to-get-memory-consumption-or-lessons-learned-from-memory_profiler/" text:style-name="Internet_20_link" text:visited-style-name="Visited_20_Internet_20_Link">http://fa.bianp.net/blog/2013/different-ways-to-get-memory-consumption-or-lessons-learned-from-memory_profiler/</text:a> <text:span text:style-name="T1">(visitada el 12 enero)</text:span></text:p>
      <text:p text:style-name="P2"/>
      <text:p text:style-name="P4"><text:a xlink:type="simple" xlink:href="https://scikit-learn.org/stable/modules/feature_extraction.html" text:style-name="Internet_20_link" text:visited-style-name="Visited_20_Internet_20_Link">https://scikit-learn.org/stable/modules/feature_extraction.html</text:a> <text:span text:style-name="T1">(visitada el 12 enero)</text:span></text:p>
      <text:p text:style-name="P2"/>
      <text:p text:style-name="P3"><text:a xlink:type="simple" xlink:href="https://towardsdatascience.com/how-we-built-a-content-based-filtering-recommender-system-for-music-with-python-c6c3b1020332" text:style-name="Internet_20_link" text:visited-style-name="Visited_20_Internet_20_Link">https://towardsdatascience.com/how-we-built-a-content-based-filtering-recommender-system-for-music-with-python-c6c3b1020332</text:a> <text:span text:style-name="T1">(visitada el 12 enero)</text:span></text:p>
      <text:p text:style-name="P3"/>
      <text:p text:style-name="P3"><text:a xlink:type="simple" xlink:href="https://www.pythond.com/20726/eliminar-todos-los-espacios-en-blanco-en-una-cadena-en-python.html" text:style-name="Internet_20_link" text:visited-style-name="Visited_20_Internet_20_Link">https://www.pythond.com/20726/eliminar-todos-los-espacios-en-blanco-en-una-cadena-en-python.html</text:a></text:p>
      <text:p text:style-name="P5"><text:span text:style-name="T1">(visitada el 13 enero)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12:31.589671644</meta:creation-date>
    <dc:date>2020-01-14T10:36:10.733977937</dc:date>
    <meta:editing-duration>PT19H53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31" meta:character-count="715" meta:non-whitespace-character-count="691"/>
  </office:meta>
</office:document-meta>
</file>